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KeinLeerraum" style:master-page-name="MP0" style:list-style-name="LFO3" style:family="paragraph">
      <style:paragraph-properties fo:break-before="page" fo:margin-top="0.1666in"/>
    </style:style>
    <style:style style:name="T2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3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4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5" style:parent-style-name="Absatz-Standardschriftart" style:family="text">
      <style:text-properties fo:font-weight="bold" style:font-weight-asian="bold" style:font-weight-complex="bold" fo:font-size="14pt" style:font-size-asian="14pt" style:font-size-complex="14pt" style:language-asian="de" style:country-asian="DE"/>
    </style:style>
    <style:style style:name="T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7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8" style:parent-style-name="Absatz-Standardschriftart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90EE90" fo:language="ru" fo:country="RU"/>
    </style:style>
    <style:style style:name="T9" style:parent-style-name="Absatz-Standardschriftart" style:family="text">
      <style:text-properties style:font-name="Open Sans" style:font-name-complex="Open Sans" fo:font-weight="bold" style:font-weight-asian="bold" style:font-weight-complex="bold" fo:color="#000000" fo:font-size="14pt" style:font-size-asian="14pt" style:font-size-complex="14pt" fo:background-color="#90EE90" fo:language="ru" fo:country="RU"/>
    </style:style>
    <style:style style:name="T10" style:parent-style-name="Absatz-Standardschriftart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90EE90" fo:language="ru" fo:country="RU"/>
    </style:style>
    <style:style style:name="T11" style:parent-style-name="Absatz-Standardschriftart" style:family="text">
      <style:text-properties style:font-name="Open Sans" style:font-name-complex="Open Sans" fo:font-weight="bold" style:font-weight-asian="bold" style:font-weight-complex="bold" fo:color="#000000" fo:font-size="14pt" style:font-size-asian="14pt" style:font-size-complex="14pt" fo:background-color="#90EE90" fo:language="ru" fo:country="RU"/>
    </style:style>
    <style:style style:name="T12" style:parent-style-name="Absatz-Standardschriftart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90EE90" fo:language="ru" fo:country="RU"/>
    </style:style>
    <style:style style:name="T13" style:parent-style-name="Absatz-Standardschriftart" style:family="text">
      <style:text-properties style:font-name="Open Sans" style:font-name-complex="Open Sans" fo:font-weight="bold" style:font-weight-asian="bold" style:font-weight-complex="bold" fo:color="#000000" fo:font-size="14pt" style:font-size-asian="14pt" style:font-size-complex="14pt" fo:background-color="#90EE90" fo:language="ru" fo:country="RU"/>
    </style:style>
    <style:style style:name="T14" style:parent-style-name="Absatz-Standardschriftart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90EE90" fo:language="ru" fo:country="RU"/>
    </style:style>
    <style:style style:name="T15" style:parent-style-name="Absatz-Standardschriftart" style:family="text">
      <style:text-properties style:font-name="Open Sans" style:font-name-complex="Open Sans" fo:font-weight="bold" style:font-weight-asian="bold" style:font-weight-complex="bold" fo:color="#000000" fo:font-size="14pt" style:font-size-asian="14pt" style:font-size-complex="14pt" fo:background-color="#90EE90" fo:language="ru" fo:country="RU"/>
    </style:style>
    <style:style style:name="T16" style:parent-style-name="Absatz-Standardschriftart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90EE90" fo:language="ru" fo:country="RU"/>
    </style:style>
    <style:style style:name="T17" style:parent-style-name="Absatz-Standardschriftart" style:family="text">
      <style:text-properties style:font-name="Open Sans" style:font-name-complex="Open Sans" fo:font-weight="bold" style:font-weight-asian="bold" style:font-weight-complex="bold" fo:color="#000000" fo:font-size="10.5pt" style:font-size-asian="10.5pt" style:font-size-complex="10.5pt" fo:background-color="#90EE90" fo:language="ru" fo:country="RU"/>
    </style:style>
    <style:style style:name="T18" style:parent-style-name="Absatz-Standardschriftart" style:family="text">
      <style:text-properties style:font-name="Open Sans" style:font-name-complex="Open Sans" fo:font-weight="bold" style:font-weight-asian="bold" style:font-weight-complex="bold" fo:color="#000000" fo:font-size="10.5pt" style:font-size-asian="10.5pt" style:font-size-complex="10.5pt" fo:background-color="#90EE90" fo:language="ru" fo:country="RU"/>
    </style:style>
    <style:style style:name="T1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20" style:parent-style-name="KeinLeerraum" style:family="paragraph">
      <style:text-properties fo:font-size="14pt" style:font-size-asian="14pt" style:font-size-complex="14pt" fo:language="ru" fo:country="RU" style:language-asian="de" style:country-asian="DE"/>
    </style:style>
    <style:style style:name="P21" style:parent-style-name="KeinLeerraum" style:list-style-name="LFO3" style:family="paragraph"/>
    <style:style style:name="T22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23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24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25" style:parent-style-name="KeinLeerraum" style:family="paragraph">
      <style:text-properties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26" style:parent-style-name="KeinLeerraum" style:list-style-name="LFO3" style:family="paragraph"/>
    <style:style style:name="T27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28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2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30" style:parent-style-name="KeinLeerraum" style:family="paragraph">
      <style:text-properties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31" style:parent-style-name="KeinLeerraum" style:list-style-name="LFO3" style:family="paragraph">
      <style:text-properties fo:font-size="14pt" style:font-size-asian="14pt" style:font-size-complex="14pt" fo:language="ru" fo:country="RU" style:language-asian="de" style:country-asian="DE"/>
    </style:style>
    <style:style style:name="P32" style:parent-style-name="Listenabsatz" style:family="paragraph">
      <style:text-properties fo:font-weight="bold" style:font-weight-asian="bold" style:font-weight-complex="bold" fo:font-size="14pt" style:font-size-asian="14pt" style:font-size-complex="14pt" fo:language="en" fo:country="GB" style:language-asian="de" style:country-asian="DE"/>
    </style:style>
    <style:style style:name="P33" style:parent-style-name="KeinLeerraum" style:family="paragraph">
      <style:paragraph-properties fo:margin-left="0.4472in">
        <style:tab-stops/>
      </style:paragraph-properties>
    </style:style>
    <style:style style:name="T34" style:parent-style-name="Absatz-Standardschriftart" style:family="text">
      <style:text-properties fo:font-size="14pt" style:font-size-asian="14pt" style:font-size-complex="14pt" fo:language="en" fo:country="GB" style:language-asian="de" style:country-asian="DE"/>
    </style:style>
    <style:style style:name="T35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36" style:parent-style-name="Absatz-Standardschriftart" style:family="text">
      <style:text-properties fo:font-size="14pt" style:font-size-asian="14pt" style:font-size-complex="14pt" fo:language="en" fo:country="GB" style:language-asian="de" style:country-asian="DE"/>
    </style:style>
    <style:style style:name="T37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38" style:parent-style-name="Absatz-Standardschriftart" style:family="text">
      <style:text-properties fo:font-size="14pt" style:font-size-asian="14pt" style:font-size-complex="14pt" fo:language="en" fo:country="GB" style:language-asian="de" style:country-asian="DE"/>
    </style:style>
    <style:style style:name="P39" style:parent-style-name="KeinLeerraum" style:family="paragraph">
      <style:text-properties fo:font-size="14pt" style:font-size-asian="14pt" style:font-size-complex="14pt" fo:language="en" fo:country="GB" style:language-asian="de" style:country-asian="DE"/>
    </style:style>
    <style:style style:name="P40" style:parent-style-name="KeinLeerraum" style:family="paragraph">
      <style:text-properties fo:font-size="14pt" style:font-size-asian="14pt" style:font-size-complex="14pt" fo:language="en" fo:country="GB" style:language-asian="de" style:country-asian="DE"/>
    </style:style>
    <style:style style:name="T41" style:parent-style-name="Absatz-Standardschriftart" style:family="text">
      <style:text-properties fo:font-size="14pt" style:font-size-asian="14pt" style:font-size-complex="14pt" fo:language="en" fo:country="GB" style:language-asian="de" style:country-asian="DE"/>
    </style:style>
    <style:style style:name="T42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43" style:parent-style-name="Absatz-Standardschriftart" style:family="text">
      <style:text-properties fo:font-size="14pt" style:font-size-asian="14pt" style:font-size-complex="14pt" fo:language="en" fo:country="GB" style:language-asian="de" style:country-asian="DE"/>
    </style:style>
    <style:style style:name="P44" style:parent-style-name="KeinLeerraum" style:family="paragraph">
      <style:text-properties fo:font-size="14pt" style:font-size-asian="14pt" style:font-size-complex="14pt" fo:language="ru" fo:country="RU" style:language-asian="de" style:country-asian="DE"/>
    </style:style>
    <style:style style:name="P45" style:parent-style-name="KeinLeerraum" style:family="paragraph">
      <style:text-properties fo:font-size="14pt" style:font-size-asian="14pt" style:font-size-complex="14pt" fo:language="ru" fo:country="RU" style:language-asian="de" style:country-asian="DE"/>
    </style:style>
    <style:style style:name="P46" style:parent-style-name="KeinLeerraum" style:list-style-name="LFO3" style:family="paragraph"/>
    <style:style style:name="T47" style:parent-style-name="Absatz-Standardschriftart" style:family="text">
      <style:text-properties fo:font-size="14pt" style:font-size-asian="14pt" style:font-size-complex="14pt" fo:language="ru" fo:country="RU"/>
    </style:style>
    <style:style style:name="T48" style:parent-style-name="Absatz-Standardschriftart" style:family="text">
      <style:text-properties fo:font-size="14pt" style:font-size-asian="14pt" style:font-size-complex="14pt" fo:language="ru" fo:country="RU"/>
    </style:style>
    <style:style style:name="T4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50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51" style:parent-style-name="Absatz-Standardschriftart" style:family="text">
      <style:text-properties fo:font-size="14pt" style:font-size-asian="14pt" style:font-size-complex="14pt" fo:language="en" fo:country="GB" style:language-asian="de" style:country-asian="DE"/>
    </style:style>
    <style:style style:name="T52" style:parent-style-name="Absatz-Standardschriftart" style:family="text">
      <style:text-properties fo:font-size="14pt" style:font-size-asian="14pt" style:font-size-complex="14pt" fo:language="en" fo:country="GB" style:language-asian="de" style:country-asian="DE"/>
    </style:style>
    <style:style style:name="T53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54" style:parent-style-name="Absatz-Standardschriftart" style:family="text">
      <style:text-properties fo:font-size="14pt" style:font-size-asian="14pt" style:font-size-complex="14pt" fo:language="en" fo:country="GB" style:language-asian="de" style:country-asian="DE"/>
    </style:style>
    <style:style style:name="P55" style:parent-style-name="KeinLeerraum" style:family="paragraph">
      <style:text-properties fo:font-size="14pt" style:font-size-asian="14pt" style:font-size-complex="14pt" fo:language="ru" fo:country="RU" style:language-asian="de" style:country-asian="DE"/>
    </style:style>
    <style:style style:name="P56" style:parent-style-name="KeinLeerraum" style:family="paragraph">
      <style:text-properties fo:font-size="14pt" style:font-size-asian="14pt" style:font-size-complex="14pt" fo:language="ru" fo:country="RU" style:language-asian="de" style:country-asian="DE"/>
    </style:style>
    <style:style style:name="P57" style:parent-style-name="KeinLeerraum" style:list-style-name="LFO3" style:family="paragraph"/>
    <style:style style:name="T58" style:parent-style-name="Absatz-Standardschriftart" style:family="text">
      <style:text-properties fo:font-size="14pt" style:font-size-asian="14pt" style:font-size-complex="14pt" fo:language="ru" fo:country="RU"/>
    </style:style>
    <style:style style:name="T59" style:parent-style-name="Absatz-Standardschriftart" style:family="text">
      <style:text-properties fo:font-size="14pt" style:font-size-asian="14pt" style:font-size-complex="14pt" fo:language="ru" fo:country="RU"/>
    </style:style>
    <style:style style:name="T60" style:parent-style-name="Absatz-Standardschriftart" style:family="text">
      <style:text-properties fo:font-size="14pt" style:font-size-asian="14pt" style:font-size-complex="14pt" fo:language="ru" fo:country="RU"/>
    </style:style>
    <style:style style:name="T61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62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63" style:parent-style-name="Absatz-Standardschriftart" style:family="text">
      <style:text-properties fo:font-size="14pt" style:font-size-asian="14pt" style:font-size-complex="14pt" fo:language="en" fo:country="GB" style:language-asian="de" style:country-asian="DE"/>
    </style:style>
    <style:style style:name="P64" style:parent-style-name="KeinLeerraum" style:family="paragraph">
      <style:text-properties fo:font-size="14pt" style:font-size-asian="14pt" style:font-size-complex="14pt" fo:language="en" fo:country="GB" style:language-asian="de" style:country-asian="DE"/>
    </style:style>
    <style:style style:name="P65" style:parent-style-name="KeinLeerraum" style:family="paragraph">
      <style:text-properties fo:font-size="14pt" style:font-size-asian="14pt" style:font-size-complex="14pt" fo:language="en" fo:country="GB" style:language-asian="de" style:country-asian="DE"/>
    </style:style>
    <style:style style:name="P66" style:parent-style-name="KeinLeerraum" style:family="paragraph">
      <style:text-properties fo:font-size="14pt" style:font-size-asian="14pt" style:font-size-complex="14pt" fo:language="en" fo:country="GB" style:language-asian="de" style:country-asian="DE"/>
    </style:style>
    <style:style style:name="P67" style:parent-style-name="KeinLeerraum" style:list-style-name="LFO3" style:family="paragraph"/>
    <style:style style:name="T68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69" style:parent-style-name="Absatz-Standardschriftart" style:family="text">
      <style:text-properties fo:font-size="14pt" style:font-size-asian="14pt" style:font-size-complex="14pt" fo:language="en" fo:country="GB" style:language-asian="de" style:country-asian="DE"/>
    </style:style>
    <style:style style:name="T70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71" style:parent-style-name="Absatz-Standardschriftart" style:family="text">
      <style:text-properties fo:font-size="14pt" style:font-size-asian="14pt" style:font-size-complex="14pt" fo:language="en" fo:country="GB" style:language-asian="de" style:country-asian="DE"/>
    </style:style>
    <style:style style:name="T72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73" style:parent-style-name="Absatz-Standardschriftart" style:family="text">
      <style:text-properties fo:font-size="14pt" style:font-size-asian="14pt" style:font-size-complex="14pt" fo:language="en" fo:country="GB" style:language-asian="de" style:country-asian="DE"/>
    </style:style>
    <style:style style:name="T74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75" style:parent-style-name="Absatz-Standardschriftart" style:family="text">
      <style:text-properties fo:font-size="14pt" style:font-size-asian="14pt" style:font-size-complex="14pt" fo:language="en" fo:country="GB" style:language-asian="de" style:country-asian="DE"/>
    </style:style>
    <style:style style:name="T76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77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7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7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80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8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82" style:parent-style-name="KeinLeerraum" style:family="paragraph">
      <style:paragraph-properties fo:margin-left="0.4472in">
        <style:tab-stops/>
      </style:paragraph-properties>
      <style:text-properties fo:font-size="14pt" style:font-size-asian="14pt" style:font-size-complex="14pt" fo:language="ru" fo:country="RU" style:language-asian="de" style:country-asian="DE"/>
    </style:style>
    <style:style style:name="P83" style:parent-style-name="KeinLeerraum" style:list-style-name="LFO3" style:family="paragraph"/>
    <style:style style:name="T84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85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8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87" style:parent-style-name="KeinLeerraum" style:family="paragraph">
      <style:text-properties fo:font-size="14pt" style:font-size-asian="14pt" style:font-size-complex="14pt" fo:language="ru" fo:country="RU" style:language-asian="de" style:country-asian="DE"/>
    </style:style>
    <style:style style:name="P88" style:parent-style-name="KeinLeerraum" style:list-style-name="LFO3" style:family="paragraph"/>
    <style:style style:name="T89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90" style:parent-style-name="Absatz-Standardschriftart" style:family="text">
      <style:text-properties fo:font-size="14pt" style:font-size-asian="14pt" style:font-size-complex="14pt" fo:language="ru" fo:country="RU" style:language-asian="de" style:country-asian="DE"/>
    </style:style>
    <style:style style:name="T9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92" style:parent-style-name="Absatz-Standardschriftart" style:family="text">
      <style:text-properties fo:font-size="14pt" style:font-size-asian="14pt" style:font-size-complex="14pt" fo:language="ru" fo:country="RU"/>
    </style:style>
    <style:style style:name="T93" style:parent-style-name="Absatz-Standardschriftart" style:family="text">
      <style:text-properties fo:font-size="14pt" style:font-size-asian="14pt" style:font-size-complex="14pt" fo:language="en" fo:country="GB"/>
    </style:style>
    <style:style style:name="T94" style:parent-style-name="Absatz-Standardschriftart" style:family="text">
      <style:text-properties fo:font-size="14pt" style:font-size-asian="14pt" style:font-size-complex="14pt" fo:language="ru" fo:country="RU"/>
    </style:style>
    <style:style style:name="T95" style:parent-style-name="Absatz-Standardschriftart" style:family="text">
      <style:text-properties fo:font-size="14pt" style:font-size-asian="14pt" style:font-size-complex="14pt" fo:language="ru" fo:country="RU"/>
    </style:style>
    <style:style style:name="T96" style:parent-style-name="Absatz-Standardschriftart" style:family="text">
      <style:text-properties fo:font-size="14pt" style:font-size-asian="14pt" style:font-size-complex="14pt" fo:language="en" fo:country="GB"/>
    </style:style>
    <style:style style:name="T97" style:parent-style-name="Absatz-Standardschriftart" style:family="text">
      <style:text-properties fo:font-size="14pt" style:font-size-asian="14pt" style:font-size-complex="14pt" fo:language="ru" fo:country="RU"/>
    </style:style>
    <style:style style:name="T98" style:parent-style-name="Absatz-Standardschriftart" style:family="text">
      <style:text-properties fo:font-size="14pt" style:font-size-asian="14pt" style:font-size-complex="14pt" fo:language="en" fo:country="GB"/>
    </style:style>
    <style:style style:name="T99" style:parent-style-name="Absatz-Standardschriftart" style:family="text">
      <style:text-properties fo:font-size="14pt" style:font-size-asian="14pt" style:font-size-complex="14pt" fo:language="ru" fo:country="RU"/>
    </style:style>
    <style:style style:name="P100" style:parent-style-name="KeinLeerraum" style:family="paragraph">
      <style:text-properties fo:font-size="14pt" style:font-size-asian="14pt" style:font-size-complex="14pt" fo:language="ru" fo:country="RU"/>
    </style:style>
    <style:style style:name="P101" style:parent-style-name="KeinLeerraum" style:list-style-name="LFO3" style:family="paragraph"/>
    <style:style style:name="T102" style:parent-style-name="Absatz-Standardschriftart" style:family="text">
      <style:text-properties fo:font-size="14pt" style:font-size-asian="14pt" style:font-size-complex="14pt" fo:language="ru" fo:country="RU"/>
    </style:style>
    <style:style style:name="T103" style:parent-style-name="Absatz-Standardschriftart" style:family="text">
      <style:text-properties fo:font-size="14pt" style:font-size-asian="14pt" style:font-size-complex="14pt" fo:language="ru" fo:country="RU"/>
    </style:style>
    <style:style style:name="T104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105" style:parent-style-name="KeinLeerraum" style:family="paragraph">
      <style:text-properties fo:font-size="14pt" style:font-size-asian="14pt" style:font-size-complex="14pt" fo:language="en" fo:country="GB"/>
    </style:style>
    <style:style style:name="P106" style:parent-style-name="KeinLeerraum" style:family="paragraph">
      <style:text-properties fo:font-size="14pt" style:font-size-asian="14pt" style:font-size-complex="14pt" fo:language="ru" fo:country="RU"/>
    </style:style>
    <style:style style:name="P107" style:parent-style-name="KeinLeerraum" style:family="paragraph">
      <style:text-properties fo:font-size="14pt" style:font-size-asian="14pt" style:font-size-complex="14pt" fo:language="ru" fo:country="RU"/>
    </style:style>
    <style:style style:name="T108" style:parent-style-name="Absatz-Standardschriftart" style:family="text">
      <style:text-properties fo:font-size="14pt" style:font-size-asian="14pt" style:font-size-complex="14pt" fo:language="ru" fo:country="RU"/>
    </style:style>
    <style:style style:name="T109" style:parent-style-name="Absatz-Standardschriftart" style:family="text">
      <style:text-properties fo:font-size="14pt" style:font-size-asian="14pt" style:font-size-complex="14pt" fo:language="ru" fo:country="RU"/>
    </style:style>
    <style:style style:name="T110" style:parent-style-name="Absatz-Standardschriftart" style:family="text">
      <style:text-properties fo:font-size="14pt" style:font-size-asian="14pt" style:font-size-complex="14pt" fo:language="ru" fo:country="RU"/>
    </style:style>
    <style:style style:name="T11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12" style:parent-style-name="Absatz-Standardschriftart" style:family="text">
      <style:text-properties fo:font-size="14pt" style:font-size-asian="14pt" style:font-size-complex="14pt" fo:language="ru" fo:country="RU"/>
    </style:style>
    <style:style style:name="T113" style:parent-style-name="Absatz-Standardschriftart" style:family="text">
      <style:text-properties fo:font-size="14pt" style:font-size-asian="14pt" style:font-size-complex="14pt" fo:language="ru" fo:country="RU"/>
    </style:style>
    <style:style style:name="T114" style:parent-style-name="Absatz-Standardschriftart" style:family="text">
      <style:text-properties fo:font-size="14pt" style:font-size-asian="14pt" style:font-size-complex="14pt"/>
    </style:style>
    <style:style style:name="T115" style:parent-style-name="Absatz-Standardschriftart" style:family="text">
      <style:text-properties fo:font-size="14pt" style:font-size-asian="14pt" style:font-size-complex="14pt" fo:language="ru" fo:country="RU"/>
    </style:style>
    <style:style style:name="T116" style:parent-style-name="Absatz-Standardschriftart" style:family="text">
      <style:text-properties fo:font-size="14pt" style:font-size-asian="14pt" style:font-size-complex="14pt"/>
    </style:style>
    <style:style style:name="T117" style:parent-style-name="Absatz-Standardschriftart" style:family="text">
      <style:text-properties fo:font-size="14pt" style:font-size-asian="14pt" style:font-size-complex="14pt" fo:language="ru" fo:country="RU"/>
    </style:style>
    <style:style style:name="P118" style:parent-style-name="KeinLeerraum" style:family="paragraph">
      <style:text-properties fo:font-size="14pt" style:font-size-asian="14pt" style:font-size-complex="14pt" fo:language="en" fo:country="GB"/>
    </style:style>
    <style:style style:name="T119" style:parent-style-name="Absatz-Standardschriftart" style:family="text">
      <style:text-properties fo:font-size="14pt" style:font-size-asian="14pt" style:font-size-complex="14pt" fo:language="en" fo:country="GB"/>
    </style:style>
    <style:style style:name="T120" style:parent-style-name="Absatz-Standardschriftart" style:family="text">
      <style:text-properties fo:font-size="14pt" style:font-size-asian="14pt" style:font-size-complex="14pt" fo:language="ru" fo:country="RU"/>
    </style:style>
    <style:style style:name="T121" style:parent-style-name="Absatz-Standardschriftart" style:family="text">
      <style:text-properties fo:font-size="14pt" style:font-size-asian="14pt" style:font-size-complex="14pt" fo:language="en" fo:country="GB"/>
    </style:style>
    <style:style style:name="P122" style:parent-style-name="KeinLeerraum" style:family="paragraph">
      <style:text-properties fo:font-size="14pt" style:font-size-asian="14pt" style:font-size-complex="14pt" fo:language="en" fo:country="GB" style:language-asian="de" style:country-asian="DE"/>
    </style:style>
    <style:style style:name="P123" style:parent-style-name="KeinLeerraum" style:family="paragraph">
      <style:text-properties fo:font-size="14pt" style:font-size-asian="14pt" style:font-size-complex="14pt" fo:language="en" fo:country="GB" style:language-asian="de" style:country-asian="DE"/>
    </style:style>
    <style:style style:name="P124" style:parent-style-name="KeinLeerraum" style:family="paragraph">
      <style:text-properties fo:font-size="14pt" style:font-size-asian="14pt" style:font-size-complex="14pt" fo:language="en" fo:country="GB"/>
    </style:style>
  </office:automatic-styles>
  <office:body>
    <office:text text:use-soft-page-breaks="true">
      <text:list text:style-name="LFO3" text:continue-numbering="true">
        <text:list-item>
          <text:p text:style-name="P1"><text:span text:style-name="T2">Что называется массивом?</text:span><text:span text:style-name="T3"><text:s/>–<text:s/></text:span><text:span text:style-name="T4">особый вид объекта в<text:s/></text:span><text:span text:style-name="T5">JS</text:span><text:span text:style-name="T6">, который хранит определенный набор данных</text:span><text:span text:style-name="T7"><text:s/>(</text:span><text:span text:style-name="T8">совокупность</text:span><text:span text:style-name="T9"><text:s/></text:span><text:span text:style-name="T10">переменных</text:span><text:span text:style-name="T11"><text:s/></text:span><text:span text:style-name="T12">под</text:span><text:span text:style-name="T13"><text:s/></text:span><text:span text:style-name="T14">одним</text:span><text:span text:style-name="T15"><text:s/></text:span><text:span text:style-name="T16">именем)</text:span><text:span text:style-name="T17"><text:s/></text:span><text:span text:style-name="T18">­</text:span><text:span text:style-name="T19"><text:s/>и позволяет работать с ними</text:span></text:p>
        </text:list-item>
      </text:list>
      <text:p text:style-name="P20"/>
      <text:list text:style-name="LFO3" text:continue-numbering="true">
        <text:list-item>
          <text:p text:style-name="P21"><text:span text:style-name="T22">С какого порядкового номера начинаются массивы?</text:span><text:span text:style-name="T23"><text:s/>–<text:s/></text:span><text:span text:style-name="T24">с 0<text:s/></text:span></text:p>
        </text:list-item>
      </text:list>
      <text:p text:style-name="P25"/>
      <text:list text:style-name="LFO3" text:continue-numbering="true">
        <text:list-item>
          <text:p text:style-name="P26"><text:span text:style-name="T27">Сколько значений может иметь массив?</text:span><text:span text:style-name="T28"><text:s/>–<text:s/></text:span><text:span text:style-name="T29">множество</text:span></text:p>
        </text:list-item>
      </text:list>
      <text:p text:style-name="P30"/>
      <text:list text:style-name="LFO3" text:continue-numbering="true">
        <text:list-item>
          <text:p text:style-name="P31">Как можно получить значение текстового поля из данной формы?<text:s/>–<text:s/></text:p>
        </text:list-item>
      </text:list>
      <text:p text:style-name="P32">Text=document.fld.field.value</text:p>
      <text:p text:style-name="P33"><text:span text:style-name="T34">(</text:span><text:span text:style-name="T35">Форма</text:span><text:span text:style-name="T36"><text:s/></text:span><text:span text:style-name="T37">одна</text:span><text:span text:style-name="T38">)</text:span></text:p>
      <text:p text:style-name="P39"><text:s text:c="5"/>&lt;form action="start.php" method="post" name="fld"&gt;</text:p>
      <text:p text:style-name="P40"><text:tab/>&lt;input type="text" name="field" value="Text field"&gt;</text:p>
      <text:p text:style-name="KeinLeerraum"><text:span text:style-name="T41"><text:tab/>&lt;input type="submit" value="</text:span><text:span text:style-name="T42">Старт</text:span><text:span text:style-name="T43">" name="btn"&gt;</text:span></text:p>
      <text:p text:style-name="P44"><text:s text:c="5"/>&lt;/form&gt;</text:p>
      <text:p text:style-name="P45"/>
      <text:list text:style-name="LFO3" text:continue-numbering="true">
        <text:list-item>
          <text:p text:style-name="P46"><text:span text:style-name="T47">Какой результат работы данного скрипта?</text:span><text:span text:style-name="T48"><text:s/></text:span><text:span text:style-name="T49">- 5</text:span></text:p>
        </text:list-item>
      </text:list>
      <text:p text:style-name="KeinLeerraum"><text:span text:style-name="T50"><text:s text:c="10"/></text:span><text:span text:style-name="T51">let mas = new Array(2);</text:span></text:p>
      <text:p text:style-name="KeinLeerraum"><text:span text:style-name="T52"><text:s/></text:span><text:span text:style-name="T53"><text:s text:c="9"/></text:span><text:span text:style-name="T54">mas[3] = 5;</text:span></text:p>
      <text:p text:style-name="P55"><text:s text:c="10"/>console.log(mas[3]);</text:p>
      <text:p text:style-name="P56"/>
      <text:list text:style-name="LFO3" text:continue-numbering="true">
        <text:list-item>
          <text:p text:style-name="P57"><text:span text:style-name="T58">Какой результат работы данного скрипта?</text:span><text:span text:style-name="T59"><text:s/>-</text:span><text:span text:style-name="T60"><text:s/></text:span><text:span text:style-name="T61">undefined</text:span></text:p>
        </text:list-item>
      </text:list>
      <text:p text:style-name="KeinLeerraum"><text:span text:style-name="T62"><text:s text:c="10"/></text:span><text:span text:style-name="T63">let mas = new Array(2);</text:span></text:p>
      <text:p text:style-name="P64"><text:s text:c="6"/><text:s text:c="4"/>mas[3] = 5;</text:p>
      <text:p text:style-name="P65"><text:s text:c="10"/>console.log(mas3);</text:p>
      <text:p text:style-name="P66"/>
      <text:list text:style-name="LFO3" text:continue-numbering="true">
        <text:list-item>
          <text:p text:style-name="P67"><text:span text:style-name="T68">Что делает строка<text:s/></text:span><text:span text:style-name="T69">let</text:span><text:span text:style-name="T70"><text:s/></text:span><text:span text:style-name="T71">mas</text:span><text:span text:style-name="T72"><text:s/>=<text:s/></text:span><text:span text:style-name="T73">new</text:span><text:span text:style-name="T74"><text:s/></text:span><text:span text:style-name="T75">Array</text:span><text:span text:style-name="T76">()?</text:span><text:span text:style-name="T77"><text:s/></text:span><text:span text:style-name="T78">–<text:s/></text:span><text:span text:style-name="T79">создае</text:span><text:span text:style-name="T80">т новый массив</text:span><text:span text:style-name="T81"><text:s/>без элементов</text:span></text:p>
        </text:list-item>
      </text:list>
      <text:p text:style-name="P82"/>
      <text:list text:style-name="LFO3" text:continue-numbering="true">
        <text:list-item>
          <text:p text:style-name="P83"><text:span text:style-name="T84">Может ли массив состоять из элементов разных типов?</text:span><text:span text:style-name="T85"><text:s/>–<text:s/></text:span><text:span text:style-name="T86">да</text:span></text:p>
        </text:list-item>
      </text:list>
      <text:p text:style-name="P87"/>
      <text:list text:style-name="LFO3" text:continue-numbering="true">
        <text:list-item>
          <text:p text:style-name="P88"><text:span text:style-name="T89">Укажите длину массива после исполнения следующего кода:</text:span><text:span text:style-name="T90"><text:s/></text:span><text:span text:style-name="T91">- 2</text:span></text:p>
        </text:list-item>
      </text:list>
      <text:p text:style-name="KeinLeerraum"><text:span text:style-name="T92"><text:s text:c="10"/></text:span><text:span text:style-name="T93">let a = new Array(2);<text:s/></text:span></text:p>
      <text:p text:style-name="KeinLeerraum"><text:span text:style-name="T94"><text:s/></text:span><text:span text:style-name="T95"><text:s text:c="9"/></text:span><text:span text:style-name="T96">a</text:span><text:span text:style-name="T97">[1] =<text:s/></text:span><text:span text:style-name="T98">null</text:span><text:span text:style-name="T99">;</text:span></text:p>
      <text:p text:style-name="P100"/>
      <text:list text:style-name="LFO3" text:continue-numbering="true">
        <text:list-item>
          <text:p text:style-name="P101"><text:span text:style-name="T102">Что выведет консоль?</text:span><text:span text:style-name="T103"><text:s/>-<text:s/></text:span><text:span text:style-name="T104">Roma</text:span></text:p>
        </text:list-item>
      </text:list>
      <text:p text:style-name="P105"><text:s text:c="10"/>const students = [“Lena", “Olya", "Ylia", "Roma" , <text:s/>"Vova" ];</text:p>
      <text:p text:style-name="P106"><text:s text:c="10"/>console.log(students[3]);</text:p>
      <text:p text:style-name="P107"/>
      <text:p text:style-name="KeinLeerraum"><text:span text:style-name="T108"><text:s text:c="5"/>11.<text:s/></text:span><text:span text:style-name="T109">Что выведет третья строка?</text:span><text:span text:style-name="T110"><text:s/>-<text:s/></text:span><text:span text:style-name="T111">"Яблоко", "Лимон", "Ананас"</text:span></text:p>
      <text:soft-page-break/>
      <text:p text:style-name="KeinLeerraum"><text:span text:style-name="T112"><text:s text:c="10"/></text:span><text:span text:style-name="T113">1.</text:span><text:span text:style-name="T114">const</text:span><text:span text:style-name="T115"><text:s/></text:span><text:span text:style-name="T116">fruits</text:span><text:span text:style-name="T117"><text:s/>= [ "Груша", "Яблоко", "Лимон", "Ананас",];<text:s/></text:span></text:p>
      <text:p text:style-name="P118"><text:s text:c="10"/>2. console.log(fruits.shift());<text:s/></text:p>
      <text:p text:style-name="KeinLeerraum"><text:span text:style-name="T119"><text:s/></text:span><text:span text:style-name="T120"><text:s text:c="9"/></text:span><text:span text:style-name="T121">3. console.log(fruits);</text:span></text:p>
      <text:p text:style-name="P122"/>
      <text:p text:style-name="P123"/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Maltseva</meta:initial-creator>
    <dc:creator>Maria Maltseva</dc:creator>
    <meta:creation-date>2023-04-19T17:25:00Z</meta:creation-date>
    <dc:date>2023-04-21T14:52:00Z</dc:date>
    <meta:template xlink:href="Normal" xlink:type="simple"/>
    <meta:editing-cycles>4</meta:editing-cycles>
    <meta:editing-duration>PT0S</meta:editing-duration>
    <meta:document-statistic meta:page-count="2" meta:paragraph-count="2" meta:word-count="195" meta:character-count="1426" meta:row-count="10" meta:non-whitespace-character-count="1233"/>
  </office:meta>
</office:document-meta>
</file>